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9.75cm" fo:min-width="12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5.75cm" fo:min-width="4.5cm" loext:decorative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17.75cm" fo:min-width="4.5cm" loext:decorative="false"/>
    </style:style>
    <style:style style:name="gr4" style:family="graphic" style:parent-style-name="Arrow_20_Line">
      <style:graphic-properties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17.75cm" fo:min-width="5cm" loext:decorative="false"/>
    </style:style>
    <style:style style:name="gr6" style:family="graphic" style:parent-style-name="Arrow_20_Line" style:list-style-name="L1">
      <style:graphic-properties draw:textarea-vertical-align="middle" draw:line-distance="-0.1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76cm" loext:decorative="false"/>
      <style:paragraph-properties style:writing-mode="lr-tb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75cm" fo:min-width="10.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0.2cm" loext:decorative="false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0.7cm" draw:placing="above" loext:decorative="false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0.815cm" loext:decorative="false"/>
      <style:paragraph-properties style:writing-mode="lr-tb"/>
    </style:style>
    <style:style style:name="gr15" style:family="graphic" style:parent-style-name="standard">
      <style:graphic-properties draw:stroke="none" svg:stroke-color="#ffcc99" draw:fill-color="#ffcc99" draw:textarea-horizontal-align="justify" draw:textarea-vertical-align="middle" draw:auto-grow-height="false" fo:min-height="17.75cm" fo:min-width="0.4cm" loext:decorative="false"/>
    </style:style>
    <style:style style:name="gr16" style:family="graphic" style:parent-style-name="standard">
      <style:graphic-properties draw:stroke="none" draw:fill="hatch" draw:fill-hatch-name="Red_20_Crossed_20_45_20_Degrees" draw:textarea-horizontal-align="justify" draw:textarea-vertical-align="middle" draw:auto-grow-height="false" fo:min-height="3.15cm" fo:min-width="9.6cm" loext:decorative="false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 draw:line-distance="0.7cm" draw:placing="below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c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0000" loext:opacity="100%"/>
    </style:style>
    <style:style style:name="P5" style:family="paragraph">
      <style:paragraph-properties fo:text-align="center"/>
      <style:text-properties fo:color="#ff0000" loext:opacity="100%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0000" loext:opacity="100%" fo:font-size="9pt"/>
    </style:style>
    <style:style style:name="P7" style:family="paragraph">
      <style:paragraph-properties fo:text-align="center"/>
      <style:text-properties fo:color="#ff0000" loext:opacity="100%" fo:font-size="9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047ff" loext:opacity="100%" fo:font-size="9pt"/>
    </style:style>
    <style:style style:name="P9" style:family="paragraph">
      <style:paragraph-properties fo:text-align="center"/>
      <style:text-properties fo:color="#0047ff" loext:opacity="100%" fo:font-size="9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47ff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47ff" loext:opacity="10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color="#ff0000" loext:opacity="100%" fo:font-size="9pt"/>
    </style:style>
    <style:style style:name="P13" style:family="paragraph">
      <loext:graphic-properties draw:fill="none" draw:fill-color="#ffffff"/>
      <style:text-properties fo:color="#0047ff" loext:opacity="100%" fo:font-size="9pt"/>
    </style:style>
    <style:style style:name="P14" style:family="paragraph">
      <loext:graphic-properties draw:fill="solid" draw:fill-color="#ffcc99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420e" loext:opacity="100%" style:text-outline="false" style:text-line-through-style="none" style:text-line-through-type="none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420e" loext:opacity="100%" style:text-outline="false" style:text-line-through-style="none" style:text-line-through-type="none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47ff" loext:opacity="100%" style:text-outline="false" style:text-line-through-style="none" style:text-line-through-type="none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47ff" loext:opacity="100%" style:text-outline="false" style:text-line-through-style="none" style:text-line-through-type="none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66cc" loext:opacity="100%" style:text-outline="false" style:text-line-through-style="none" style:text-line-through-type="none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center"/>
      <style:text-properties fo:color="#0066cc" loext:opacity="100%" fo:font-size="9pt" style:font-size-asian="9pt" style:font-size-complex="9pt"/>
    </style:style>
    <style:style style:name="P22" style:family="paragraph">
      <loext:graphic-properties draw:fill-color="#ffcc99"/>
      <style:paragraph-properties fo:text-align="center"/>
    </style:style>
    <style:style style:name="P23" style:family="paragraph">
      <loext:graphic-properties draw:fill="hatch" draw:fill-hatch-name="Red_20_Crossed_20_45_20_Degrees"/>
      <style:paragraph-properties fo:text-align="center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47ff" loext:opacity="100%" style:text-outline="false" style:text-line-through-style="none" style:text-line-through-type="none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fo:font-size="9pt"/>
    </style:style>
    <style:style style:name="T4" style:family="text">
      <style:text-properties fo:color="#0047ff" loext:opacity="100%" fo:font-size="9pt"/>
    </style:style>
    <style:style style:name="T5" style:family="text">
      <style:text-properties fo:color="#ff420e" loext:opacity="100%" fo:font-size="9pt" style:font-size-asian="9pt" style:font-size-complex="9pt"/>
    </style:style>
    <style:style style:name="T6" style:family="text">
      <style:text-properties fo:color="#0066cc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20cm" svg:x="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6cm" svg:x="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8cm" svg:x="11cm" svg:y="5cm">
          <text:p/>
          <draw:enhanced-geometry svg:viewBox="0 0 21600 21600" draw:type="rectangle" draw:enhanced-path="M 0 0 L 21600 0 21600 21600 0 21600 0 0 Z N"/>
        </draw:custom-shape>
        <draw:measure draw:style-name="gr4" draw:text-style-name="P5" draw:layer="measurelines" svg:x1="4cm" svg:y1="5.2cm" svg:x2="5cm" svg:y2="5.2cm">
          <text:p text:style-name="P4"><text:span text:style-name="T1">m</text:span><text:span text:style-name="T1">a</text:span><text:span text:style-name="T1">r</text:span><text:span text:style-name="T1">g</text:span><text:span text:style-name="T1">i</text:span><text:span text:style-name="T1">n</text:span><text:span text:style-name="T1">l</text:span><text:span text:style-name="T1">e</text:span><text:span text:style-name="T1">ft</text:span></text:p>
        </draw:measure>
        <draw:custom-shape draw:style-name="gr5" draw:text-style-name="P3" draw:layer="layout" svg:width="5.5cm" svg:height="18cm" svg:x="5cm" svg:y="5cm">
          <text:p/>
          <draw:enhanced-geometry svg:viewBox="0 0 21600 21600" draw:type="rectangle" draw:enhanced-path="M 0 0 L 21600 0 21600 21600 0 21600 0 0 Z N"/>
        </draw:custom-shape>
        <draw:measure draw:style-name="gr4" draw:text-style-name="P7" draw:layer="measurelines" svg:x1="4.001cm" svg:y1="5.6cm" svg:x2="5.001cm" svg:y2="5.6cm">
          <text:p text:style-name="P6"><text:span text:style-name="T1">_leftmargin</text:span></text:p>
        </draw:measure>
        <draw:measure draw:style-name="gr4" draw:text-style-name="P9" draw:layer="layout" svg:x1="4.001cm" svg:y1="14.1cm" svg:x2="5.001cm" svg:y2="14.1cm">
          <text:p text:style-name="P8"><text:span text:style-name="T2">__leftmargin¹</text:span></text:p>
        </draw:measure>
        <draw:measure draw:style-name="gr4" draw:text-style-name="P9" draw:layer="layout" svg:x1="4.001cm" svg:y1="17.6cm" svg:x2="11cm" svg:y2="17.6cm">
          <text:p text:style-name="P8"><text:span text:style-name="T2">__leftmargin²</text:span></text:p>
        </draw:measure>
        <draw:measure draw:style-name="gr4" draw:text-style-name="P5" draw:layer="layout" svg:x1="16cm" svg:y1="5.2cm" svg:x2="17cm" svg:y2="5.2cm">
          <text:p text:style-name="P4"><text:span text:style-name="T1">marginright</text:span></text:p>
        </draw:measure>
        <draw:measure draw:style-name="gr4" draw:text-style-name="P7" draw:layer="layout" svg:x1="16.001cm" svg:y1="5.6cm" svg:x2="17.001cm" svg:y2="5.6cm">
          <text:p text:style-name="P6"><text:span text:style-name="T1">_</text:span><text:span text:style-name="T1">ri</text:span><text:span text:style-name="T1">g</text:span><text:span text:style-name="T1">h</text:span><text:span text:style-name="T1">t</text:span><text:span text:style-name="T1">m</text:span><text:span text:style-name="T1">a</text:span><text:span text:style-name="T1">r</text:span><text:span text:style-name="T1">g</text:span><text:span text:style-name="T1">i</text:span><text:span text:style-name="T1">n</text:span></text:p>
        </draw:measure>
        <draw:measure draw:style-name="gr4" draw:text-style-name="P9" draw:layer="layout" svg:x1="4.001cm" svg:y1="14.9cm" svg:x2="10.5cm" svg:y2="14.9cm">
          <text:p text:style-name="P8"><text:span text:style-name="T2">__rightmargin¹</text:span></text:p>
        </draw:measure>
        <draw:measure draw:style-name="gr6" draw:text-style-name="P11" draw:layer="layout" svg:x1="3.969cm" svg:y1="11.161cm" svg:x2="4.969cm" svg:y2="11.161cm">
          <text:p text:style-name="P10"><text:span text:style-name="T2">_marginleft</text:span></text:p>
        </draw:measure>
        <draw:frame draw:style-name="gr7" draw:text-style-name="P12" draw:layer="layout" svg:width="2.102cm" svg:height="0.607cm" svg:x="2.1cm" svg:y="1.8cm">
          <draw:text-box>
            <text:p><text:span text:style-name="T3">r</text:span><text:span text:style-name="T3">e</text:span><text:span text:style-name="T3">d </text:span><text:span text:style-name="T3">= </text:span><text:span text:style-name="T3">o</text:span><text:span text:style-name="T3">ff</text:span><text:span text:style-name="T3">s</text:span><text:span text:style-name="T3">e</text:span><text:span text:style-name="T3">t</text:span></text:p>
          </draw:text-box>
        </draw:frame>
        <draw:frame draw:style-name="gr8" draw:text-style-name="P13" draw:layer="layout" svg:width="2.576cm" svg:height="0.607cm" svg:x="2.1cm" svg:y="2.2cm">
          <draw:text-box>
            <text:p><text:span text:style-name="T4">b</text:span><text:span text:style-name="T4">l</text:span><text:span text:style-name="T4">u</text:span><text:span text:style-name="T4">e </text:span><text:span text:style-name="T4">= </text:span><text:span text:style-name="T4">p</text:span><text:span text:style-name="T4">o</text:span><text:span text:style-name="T4">s</text:span><text:span text:style-name="T4">it</text:span><text:span text:style-name="T4">i</text:span><text:span text:style-name="T4">o</text:span><text:span text:style-name="T4">n</text:span></text:p>
          </draw:text-box>
        </draw:frame>
        <draw:custom-shape draw:style-name="gr9" draw:text-style-name="P14" draw:layer="layout" svg:width="11cm" svg:height="1cm" svg:x="5cm" svg:y="22cm">
          <text:p/>
          <draw:enhanced-geometry svg:viewBox="0 0 21600 21600" draw:type="rectangle" draw:enhanced-path="M 0 0 L 21600 0 21600 21600 0 21600 0 0 Z N"/>
        </draw:custom-shape>
        <draw:measure draw:style-name="gr4" draw:text-style-name="P2" draw:layer="measurelines" svg:x1="15.6cm" svg:y1="23cm" svg:x2="15.6cm" svg:y2="24cm">
          <text:p text:style-name="P15"><text:span text:style-name="T1">marginbottom</text:span></text:p>
        </draw:measure>
        <draw:measure draw:style-name="gr4" draw:text-style-name="P9" draw:layer="measurelines" svg:x1="12.5cm" svg:y1="23cm" svg:x2="12.5cm" svg:y2="24cm">
          <text:p text:style-name="P8"><text:span text:style-name="T2">_marginbottom</text:span></text:p>
        </draw:measure>
        <draw:custom-shape draw:style-name="gr10" draw:text-style-name="P2" draw:layer="layout" svg:width="0.7cm" svg:height="0.8cm" svg:x="6.5cm" svg:y="22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8cm" svg:x="7.6cm" svg:y="22.1cm">
          <text:p/>
          <draw:enhanced-geometry svg:viewBox="0 0 21600 21600" draw:type="rectangle" draw:enhanced-path="M 0 0 L 21600 0 21600 21600 0 21600 0 0 Z N"/>
        </draw:custom-shape>
        <draw:measure draw:style-name="gr4" draw:text-style-name="P7" draw:layer="measurelines" svg:x1="8.3cm" svg:y1="4cm" svg:x2="8.3cm" svg:y2="5cm">
          <text:p text:style-name="P6"><text:span text:style-name="T1">margintop</text:span></text:p>
        </draw:measure>
        <draw:line draw:style-name="gr11" draw:text-style-name="P1" draw:layer="layout" svg:x1="5.5cm" svg:y1="5cm" svg:x2="5.5cm" svg:y2="21.9cm">
          <text:p/>
        </draw:line>
        <draw:measure draw:style-name="gr12" draw:text-style-name="P17" draw:layer="measurelines" svg:x1="5cm" svg:y1="18.8cm" svg:x2="5.5cm" svg:y2="18.8cm">
          <text:p text:style-name="P16"><text:span text:style-name="T5">_indent</text:span></text:p>
        </draw:measure>
        <draw:custom-shape draw:style-name="gr10" draw:text-style-name="P2" draw:layer="layout" svg:width="0.7cm" svg:height="0.8cm" svg:x="5.4cm" svg:y="22.1cm">
          <text:p/>
          <draw:enhanced-geometry svg:viewBox="0 0 21600 21600" draw:type="rectangle" draw:enhanced-path="M 0 0 L 21600 0 21600 21600 0 21600 0 0 Z N"/>
        </draw:custom-shape>
        <draw:measure draw:style-name="gr13" draw:text-style-name="P19" draw:layer="measurelines" svg:x1="14.2cm" svg:y1="22cm" svg:x2="14.2cm" svg:y2="24cm">
          <text:p text:style-name="P18"><text:span text:style-name="T2">_bottommargin</text:span></text:p>
        </draw:measure>
        <draw:measure draw:style-name="gr14" draw:text-style-name="P19" draw:layer="layout" svg:x1="4.002cm" svg:y1="16.415cm" svg:x2="15.101cm" svg:y2="16.4cm">
          <text:p text:style-name="P18"><text:span text:style-name="T2">__rightmargin²</text:span></text:p>
        </draw:measure>
        <draw:line draw:style-name="gr11" draw:text-style-name="P1" draw:layer="layout" svg:x1="15.1cm" svg:y1="5cm" svg:x2="15.1cm" svg:y2="23cm">
          <text:p/>
        </draw:line>
        <draw:measure draw:style-name="gr4" draw:text-style-name="P21" draw:layer="measurelines" svg:x1="10.5cm" svg:y1="21.3cm" svg:x2="11cm" svg:y2="21.3cm">
          <text:p text:style-name="P20"><text:span text:style-name="T6">columnsp</text:span><text:span text:style-name="T6">ace</text:span></text:p>
        </draw:measure>
        <draw:custom-shape draw:style-name="gr9" draw:text-style-name="P14" draw:layer="layout" svg:width="1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8cm" svg:x="6.5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8cm" svg:x="7.6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8cm" svg:x="5.4cm" svg:y="5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0.9cm" svg:height="18cm" svg:x="15.1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8cm" svg:x="15.2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8cm" svg:x="15.2cm" svg:y="6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8cm" svg:x="15.2cm" svg:y="7.8cm">
          <text:p/>
          <draw:enhanced-geometry svg:viewBox="0 0 21600 21600" draw:type="rectangle" draw:enhanced-path="M 0 0 L 21600 0 21600 21600 0 21600 0 0 Z N"/>
        </draw:custom-shape>
        <draw:measure draw:style-name="gr4" draw:text-style-name="P9" draw:layer="measurelines" svg:x1="4cm" svg:y1="12.6cm" svg:x2="16cm" svg:y2="12.5cm">
          <text:p text:style-name="P8"><text:span text:style-name="T2">_marginright</text:span></text:p>
        </draw:measure>
        <draw:custom-shape draw:style-name="gr16" draw:text-style-name="P23" draw:layer="layout" svg:width="10.1cm" svg:height="3.4cm" svg:x="5cm" svg:y="6cm">
          <text:p text:style-name="P2">spreadimage</text:p>
          <draw:enhanced-geometry svg:viewBox="0 0 21600 21600" draw:type="rectangle" draw:enhanced-path="M 0 0 L 21600 0 21600 21600 0 21600 0 0 Z N"/>
        </draw:custom-shape>
        <draw:measure draw:style-name="gr17" draw:text-style-name="P19" draw:layer="measurelines" svg:x1="12.4cm" svg:y1="5cm" svg:x2="12.4cm" svg:y2="24cm">
          <text:p text:style-name="P18"><text:span text:style-name="T2">_margintop</text:span></text:p>
        </draw:measure>
        <draw:measure draw:style-name="gr4" draw:text-style-name="P21" draw:layer="measurelines" svg:x1="13.1cm" svg:y1="24cm" svg:x2="13.1cm" svg:y2="9.4cm">
          <text:p text:style-name="P20"><text:span text:style-name="T6">_top</text:span></text:p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 Vromans</meta:initial-creator>
    <meta:creation-date>2024-01-08T09:53:57.357254854</meta:creation-date>
    <dc:date>2024-10-08T14:23:33.704675223</dc:date>
    <dc:creator>Johan Vromans</dc:creator>
    <meta:editing-duration>PT2H43M38S</meta:editing-duration>
    <meta:editing-cycles>12</meta:editing-cycles>
    <meta:generator>LibreOffice/7.6.7.2$Linux_X86_64 LibreOffice_project/60$Build-2</meta:generator>
    <meta:print-date>2024-10-08T14:23:27.767856213</meta:print-date>
    <meta:printed-by>PDF files: Johan Vromans</meta:printed-by>
    <meta:document-statistic meta:object-count="39"/>
  </office:meta>
</office:document-meta>
</file>